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f1c9c" officeooo:paragraph-rsid="001f1c9c"/>
    </style:style>
    <style:style style:name="P2" style:family="paragraph" style:parent-style-name="Standard">
      <style:text-properties officeooo:rsid="002006f5" officeooo:paragraph-rsid="002006f5"/>
    </style:style>
    <style:style style:name="P3" style:family="paragraph" style:parent-style-name="Standard">
      <style:text-properties officeooo:rsid="0020e44b" officeooo:paragraph-rsid="0020e44b"/>
    </style:style>
    <style:style style:name="P4" style:family="paragraph" style:parent-style-name="Standard">
      <style:text-properties officeooo:rsid="00216b9a" officeooo:paragraph-rsid="00216b9a"/>
    </style:style>
    <style:style style:name="P5" style:family="paragraph" style:parent-style-name="Standard">
      <style:text-properties officeooo:rsid="0022f8e5" officeooo:paragraph-rsid="0022f8e5"/>
    </style:style>
    <style:style style:name="P6" style:family="paragraph" style:parent-style-name="Standard">
      <style:text-properties officeooo:rsid="00259729" officeooo:paragraph-rsid="00259729"/>
    </style:style>
    <style:style style:name="P7" style:family="paragraph" style:parent-style-name="Standard">
      <style:text-properties officeooo:rsid="0025f4c4" officeooo:paragraph-rsid="0025f4c4"/>
    </style:style>
    <style:style style:name="P8" style:family="paragraph" style:parent-style-name="Standard">
      <style:text-properties officeooo:rsid="00267a4e" officeooo:paragraph-rsid="00267a4e"/>
    </style:style>
    <style:style style:name="P9" style:family="paragraph" style:parent-style-name="Standard">
      <style:text-properties officeooo:rsid="0028cd1b" officeooo:paragraph-rsid="0028cd1b"/>
    </style:style>
    <style:style style:name="P10" style:family="paragraph" style:parent-style-name="Standard">
      <style:text-properties officeooo:rsid="002a68f0" officeooo:paragraph-rsid="002a68f0"/>
    </style:style>
    <style:style style:name="P11" style:family="paragraph" style:parent-style-name="Standard">
      <style:text-properties officeooo:rsid="002b5c01" officeooo:paragraph-rsid="002b5c01"/>
    </style:style>
    <style:style style:name="P12" style:family="paragraph" style:parent-style-name="Standard">
      <style:text-properties officeooo:rsid="002c1fc2" officeooo:paragraph-rsid="002c1fc2"/>
    </style:style>
    <style:style style:name="P13" style:family="paragraph" style:parent-style-name="Standard">
      <style:text-properties officeooo:rsid="002dbdb8" officeooo:paragraph-rsid="002dbdb8"/>
    </style:style>
    <style:style style:name="P14" style:family="paragraph" style:parent-style-name="Standard">
      <style:text-properties officeooo:rsid="002f3059" officeooo:paragraph-rsid="002f3059"/>
    </style:style>
    <style:style style:name="P15" style:family="paragraph" style:parent-style-name="Standard">
      <style:text-properties officeooo:rsid="00314ee0" officeooo:paragraph-rsid="00314ee0"/>
    </style:style>
    <style:style style:name="P16" style:family="paragraph" style:parent-style-name="Standard">
      <style:text-properties officeooo:rsid="0031cb6f" officeooo:paragraph-rsid="0031cb6f"/>
    </style:style>
    <style:style style:name="P17" style:family="paragraph" style:parent-style-name="Standard">
      <style:text-properties officeooo:rsid="00325687" officeooo:paragraph-rsid="00325687"/>
    </style:style>
    <style:style style:name="P18" style:family="paragraph" style:parent-style-name="Standard">
      <style:text-properties officeooo:rsid="00326b96" officeooo:paragraph-rsid="00326b96"/>
    </style:style>
    <style:style style:name="P19" style:family="paragraph" style:parent-style-name="Standard">
      <style:text-properties officeooo:rsid="0034cb95" officeooo:paragraph-rsid="0034cb95"/>
    </style:style>
    <style:style style:name="P20" style:family="paragraph" style:parent-style-name="Standard">
      <style:text-properties officeooo:rsid="0036647f" officeooo:paragraph-rsid="0036647f"/>
    </style:style>
    <style:style style:name="P21" style:family="paragraph" style:parent-style-name="Standard">
      <style:text-properties officeooo:rsid="0036647f" officeooo:paragraph-rsid="00384db5"/>
    </style:style>
    <style:style style:name="P22" style:family="paragraph" style:parent-style-name="Standard">
      <style:text-properties officeooo:rsid="00384db5" officeooo:paragraph-rsid="00384db5"/>
    </style:style>
    <style:style style:name="P23" style:family="paragraph" style:parent-style-name="Standard">
      <style:text-properties officeooo:rsid="003a373d" officeooo:paragraph-rsid="003a373d"/>
    </style:style>
    <style:style style:name="P24" style:family="paragraph" style:parent-style-name="Standard">
      <style:text-properties officeooo:rsid="003db8b1" officeooo:paragraph-rsid="003db8b1"/>
    </style:style>
    <style:style style:name="P25" style:family="paragraph" style:parent-style-name="Standard">
      <style:text-properties officeooo:rsid="00411ff3" officeooo:paragraph-rsid="00411ff3"/>
    </style:style>
    <style:style style:name="P26" style:family="paragraph" style:parent-style-name="Standard">
      <style:text-properties officeooo:rsid="00448e83" officeooo:paragraph-rsid="00448e83"/>
    </style:style>
    <style:style style:name="P27" style:family="paragraph" style:parent-style-name="Standard">
      <style:text-properties officeooo:rsid="0047928c" officeooo:paragraph-rsid="0047928c"/>
    </style:style>
    <style:style style:name="P28" style:family="paragraph" style:parent-style-name="Standard">
      <style:text-properties officeooo:rsid="00482dc3" officeooo:paragraph-rsid="00482dc3"/>
    </style:style>
    <style:style style:name="P29" style:family="paragraph" style:parent-style-name="Standard">
      <style:text-properties officeooo:rsid="0048ebb1" officeooo:paragraph-rsid="0048ebb1"/>
    </style:style>
    <style:style style:name="P30" style:family="paragraph" style:parent-style-name="Standard">
      <style:text-properties officeooo:rsid="004a3454" officeooo:paragraph-rsid="004a3454"/>
    </style:style>
    <style:style style:name="P31" style:family="paragraph" style:parent-style-name="Standard">
      <style:text-properties officeooo:rsid="004ac95f" officeooo:paragraph-rsid="004ac95f"/>
    </style:style>
    <style:style style:name="P32" style:family="paragraph" style:parent-style-name="Standard">
      <style:text-properties officeooo:rsid="004b52d4" officeooo:paragraph-rsid="004b52d4"/>
    </style:style>
    <style:style style:name="P33" style:family="paragraph" style:parent-style-name="Standard">
      <style:text-properties officeooo:rsid="004d1005" officeooo:paragraph-rsid="004d1005"/>
    </style:style>
    <style:style style:name="P34" style:family="paragraph" style:parent-style-name="Standard">
      <style:text-properties officeooo:rsid="004d1005" officeooo:paragraph-rsid="004ef5a0"/>
    </style:style>
    <style:style style:name="P35" style:family="paragraph" style:parent-style-name="Standard">
      <style:text-properties officeooo:rsid="004ef5a0" officeooo:paragraph-rsid="004ef5a0"/>
    </style:style>
    <style:style style:name="P36" style:family="paragraph" style:parent-style-name="Standard">
      <style:text-properties officeooo:rsid="00505508" officeooo:paragraph-rsid="00505508"/>
    </style:style>
    <style:style style:name="P37" style:family="paragraph" style:parent-style-name="Standard">
      <style:text-properties officeooo:rsid="005226ed" officeooo:paragraph-rsid="005226ed"/>
    </style:style>
    <style:style style:name="P38" style:family="paragraph" style:parent-style-name="Standard">
      <style:text-properties officeooo:rsid="00542846" officeooo:paragraph-rsid="00542846"/>
    </style:style>
    <style:style style:name="P39" style:family="paragraph" style:parent-style-name="Standard">
      <style:text-properties officeooo:rsid="0057c8e4" officeooo:paragraph-rsid="0057c8e4"/>
    </style:style>
    <style:style style:name="P40" style:family="paragraph" style:parent-style-name="Standard">
      <style:text-properties officeooo:rsid="005a7954" officeooo:paragraph-rsid="005a7954"/>
    </style:style>
    <style:style style:name="P41" style:family="paragraph" style:parent-style-name="Standard">
      <style:text-properties officeooo:rsid="005b0d1f" officeooo:paragraph-rsid="005b0d1f"/>
    </style:style>
    <style:style style:name="P42" style:family="paragraph" style:parent-style-name="Standard">
      <style:text-properties officeooo:rsid="005ca252" officeooo:paragraph-rsid="005ca252"/>
    </style:style>
    <style:style style:name="P43" style:family="paragraph" style:parent-style-name="Standard">
      <style:text-properties officeooo:rsid="005d1143" officeooo:paragraph-rsid="005d1143"/>
    </style:style>
    <style:style style:name="P44" style:family="paragraph" style:parent-style-name="Standard">
      <style:text-properties officeooo:rsid="005db623" officeooo:paragraph-rsid="005db623"/>
    </style:style>
    <style:style style:name="P45" style:family="paragraph" style:parent-style-name="Standard">
      <style:text-properties officeooo:rsid="005eeab2" officeooo:paragraph-rsid="005eeab2"/>
    </style:style>
    <style:style style:name="P46" style:family="paragraph" style:parent-style-name="Standard">
      <style:text-properties officeooo:rsid="0060820f" officeooo:paragraph-rsid="0060820f"/>
    </style:style>
    <style:style style:name="P47" style:family="paragraph" style:parent-style-name="Standard">
      <style:text-properties officeooo:rsid="006167af" officeooo:paragraph-rsid="006167af"/>
    </style:style>
    <style:style style:name="P48" style:family="paragraph" style:parent-style-name="Standard">
      <style:text-properties officeooo:rsid="00657e6a" officeooo:paragraph-rsid="00657e6a"/>
    </style:style>
    <style:style style:name="P49" style:family="paragraph" style:parent-style-name="Standard">
      <style:text-properties officeooo:rsid="00674f8b" officeooo:paragraph-rsid="00674f8b"/>
    </style:style>
    <style:style style:name="P50" style:family="paragraph" style:parent-style-name="Standard">
      <style:text-properties officeooo:rsid="006b26cf" officeooo:paragraph-rsid="006b26cf"/>
    </style:style>
    <style:style style:name="P51" style:family="paragraph" style:parent-style-name="Standard">
      <style:text-properties officeooo:rsid="006ca07b" officeooo:paragraph-rsid="006ca07b"/>
    </style:style>
    <style:style style:name="P52" style:family="paragraph" style:parent-style-name="Standard">
      <style:text-properties officeooo:rsid="007068c4" officeooo:paragraph-rsid="007068c4"/>
    </style:style>
    <style:style style:name="P53" style:family="paragraph" style:parent-style-name="Standard">
      <style:text-properties officeooo:rsid="00707deb" officeooo:paragraph-rsid="00707deb"/>
    </style:style>
    <style:style style:name="P54" style:family="paragraph" style:parent-style-name="Standard">
      <style:text-properties officeooo:rsid="0072d83b" officeooo:paragraph-rsid="0072d83b"/>
    </style:style>
    <style:style style:name="P55" style:family="paragraph" style:parent-style-name="Standard">
      <style:text-properties officeooo:rsid="0074d8de" officeooo:paragraph-rsid="0074d8de"/>
    </style:style>
    <style:style style:name="P56" style:family="paragraph" style:parent-style-name="Standard">
      <style:text-properties officeooo:rsid="00766127" officeooo:paragraph-rsid="00766127"/>
    </style:style>
    <style:style style:name="P57" style:family="paragraph" style:parent-style-name="Standard">
      <style:text-properties officeooo:rsid="00778e7a" officeooo:paragraph-rsid="00778e7a"/>
    </style:style>
    <style:style style:name="P58" style:family="paragraph" style:parent-style-name="Standard">
      <style:text-properties officeooo:rsid="00795277" officeooo:paragraph-rsid="00795277"/>
    </style:style>
    <style:style style:name="P59" style:family="paragraph" style:parent-style-name="Standard">
      <style:text-properties officeooo:rsid="007c5b84" officeooo:paragraph-rsid="007c5b84"/>
    </style:style>
    <style:style style:name="P60" style:family="paragraph" style:parent-style-name="Standard">
      <style:text-properties officeooo:rsid="007e4cae" officeooo:paragraph-rsid="007e4cae"/>
    </style:style>
    <style:style style:name="P61" style:family="paragraph" style:parent-style-name="Standard">
      <style:text-properties officeooo:rsid="007e8e16" officeooo:paragraph-rsid="007e8e16"/>
    </style:style>
    <style:style style:name="P62" style:family="paragraph" style:parent-style-name="Standard">
      <style:text-properties officeooo:rsid="007fdb6e" officeooo:paragraph-rsid="007fdb6e"/>
    </style:style>
    <style:style style:name="P63" style:family="paragraph" style:parent-style-name="Standard">
      <style:text-properties officeooo:rsid="0084b62a" officeooo:paragraph-rsid="0084b62a"/>
    </style:style>
    <style:style style:name="T1" style:family="text">
      <style:text-properties officeooo:rsid="001f87e8"/>
    </style:style>
    <style:style style:name="T2" style:family="text">
      <style:text-properties officeooo:rsid="00235121"/>
    </style:style>
    <style:style style:name="T3" style:family="text">
      <style:text-properties officeooo:rsid="00247c74"/>
    </style:style>
    <style:style style:name="T4" style:family="text">
      <style:text-properties officeooo:rsid="00278b02"/>
    </style:style>
    <style:style style:name="T5" style:family="text">
      <style:text-properties officeooo:rsid="002c1089"/>
    </style:style>
    <style:style style:name="T6" style:family="text">
      <style:text-properties officeooo:rsid="002c1fc2"/>
    </style:style>
    <style:style style:name="T7" style:family="text">
      <style:text-properties officeooo:rsid="0030c7e2"/>
    </style:style>
    <style:style style:name="T8" style:family="text">
      <style:text-properties officeooo:rsid="0031ece5"/>
    </style:style>
    <style:style style:name="T9" style:family="text">
      <style:text-properties officeooo:rsid="0032fd87"/>
    </style:style>
    <style:style style:name="T10" style:family="text">
      <style:text-properties officeooo:rsid="003bc85e"/>
    </style:style>
    <style:style style:name="T11" style:family="text">
      <style:text-properties officeooo:rsid="003f8189"/>
    </style:style>
    <style:style style:name="T12" style:family="text">
      <style:text-properties officeooo:rsid="003ffbc4"/>
    </style:style>
    <style:style style:name="T13" style:family="text">
      <style:text-properties officeooo:rsid="0042bc51"/>
    </style:style>
    <style:style style:name="T14" style:family="text">
      <style:text-properties officeooo:rsid="0042ce22"/>
    </style:style>
    <style:style style:name="T15" style:family="text">
      <style:text-properties officeooo:rsid="00461f95"/>
    </style:style>
    <style:style style:name="T16" style:family="text">
      <style:text-properties officeooo:rsid="004636b7"/>
    </style:style>
    <style:style style:name="T17" style:family="text">
      <style:text-properties officeooo:rsid="0051664c"/>
    </style:style>
    <style:style style:name="T18" style:family="text">
      <style:text-properties officeooo:rsid="00546aa2"/>
    </style:style>
    <style:style style:name="T19" style:family="text">
      <style:text-properties officeooo:rsid="0059a46c"/>
    </style:style>
    <style:style style:name="T20" style:family="text">
      <style:text-properties officeooo:rsid="005aa8cd"/>
    </style:style>
    <style:style style:name="T21" style:family="text">
      <style:text-properties officeooo:rsid="005ef02e"/>
    </style:style>
    <style:style style:name="T22" style:family="text">
      <style:text-properties officeooo:rsid="00635dc0"/>
    </style:style>
    <style:style style:name="T23" style:family="text">
      <style:text-properties officeooo:rsid="0064e3f5"/>
    </style:style>
    <style:style style:name="T24" style:family="text">
      <style:text-properties officeooo:rsid="00658300"/>
    </style:style>
    <style:style style:name="T25" style:family="text">
      <style:text-properties officeooo:rsid="00693d48"/>
    </style:style>
    <style:style style:name="T26" style:family="text">
      <style:text-properties officeooo:rsid="006cf80e"/>
    </style:style>
    <style:style style:name="T27" style:family="text">
      <style:text-properties officeooo:rsid="00748026"/>
    </style:style>
    <style:style style:name="T28" style:family="text">
      <style:text-properties officeooo:rsid="00753242"/>
    </style:style>
    <style:style style:name="T29" style:family="text">
      <style:text-properties officeooo:rsid="0075f9db"/>
    </style:style>
    <style:style style:name="T30" style:family="text">
      <style:text-properties officeooo:rsid="0077b299"/>
    </style:style>
    <style:style style:name="T31" style:family="text">
      <style:text-properties officeooo:rsid="007a7a90"/>
    </style:style>
    <style:style style:name="T32" style:family="text">
      <style:text-properties officeooo:rsid="0080ed4d"/>
    </style:style>
    <style:style style:name="T33" style:family="text">
      <style:text-properties officeooo:rsid="00833092"/>
    </style:style>
    <style:style style:name="T34" style:family="text">
      <style:text-properties officeooo:rsid="008676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neel down, here comes your judgment day. Knelt down, he walked out, knelt down in front of her, and realized she was blind.</text:p>
      <text:p text:style-name="P1">Livestock, livestock farming, livestock feeding, tend crops and livestock.</text:p>
      <text:p text:style-name="P1">Fate, the doctor was going to decide my fate. <text:span text:style-name="T1">You are the master of your fate, the captain of your soul.</text:span></text:p>
      <text:p text:style-name="P2">Maldives, Maldives Country, Maldives Nation.</text:p>
      <text:p text:style-name="P3">Jaw-dropping, jaw-dropping. A jaw-dropping discovery about early mammals. The jaw-dropping truth about making content for your brand.</text:p>
      <text:p text:style-name="P3">When you lose your money, you lose nothing. When you lose your health, you lose something. But when you lose your character, you lose everything.</text:p>
      <text:p text:style-name="P4">Dude, you are bleeding. Dude, you are bleeding.</text:p>
      <text:p text:style-name="P5">Footwear, different types of footwear and their names. Sneaker stores in Chicago. Sneaker stores in Chicago. <text:span text:style-name="T2">Last month, sales of clothes and footwear fell by </text:span><text:span text:style-name="T3">1</text:span><text:span text:style-name="T2">7%.</text:span></text:p>
      <text:p text:style-name="P6">manufacturing date, production date. Shipping date, delivery rate. <text:s/>Expiration date, shelf-life. </text:p>
      <text:p text:style-name="P6">The production date is later than the shipping date. Safely extending shelf life.</text:p>
      <text:p text:style-name="P7">Azerbaijan Country. Azerbaijan Country. Azerbaijan Nation. Azerbaijan Nation.</text:p>
      <text:p text:style-name="P8">Overpopulated, overpopulation, We are facing a population decline. Earth is facing an aging population, not overpopulation. <text:span text:style-name="T4">10 facts about overpopulation in Africa.</text:span></text:p>
      <text:p text:style-name="P9">Nautilus, Nautilus File Management Tool in Linux.</text:p>
      <text:p text:style-name="P10">The color of spectrum. Measure the light intensity. </text:p>
      <text:p text:style-name="P11">Some netizens questioned about that girl has crossed eyes and bad teeth. <text:span text:style-name="T5">The cause and treatment </text:span><text:span text:style-name="T6">for</text:span><text:span text:style-name="T5"> crossed eyes in newborns.</text:span></text:p>
      <text:p text:style-name="P12">Cambodia, A Southeast Asia Country. Cambodia Country. Cambodia Nation.</text:p>
      <text:p text:style-name="P13">I don’t care. Who cares? I don’t care. Who cares. </text:p>
      <text:p text:style-name="P14">Average cost of <text:span text:style-name="T7">one </text:span>Gigabyte mobile data in selected countries. <text:span text:style-name="T7">Average cost of one gigabyte mobile data in selected countries.</text:span></text:p>
      <text:p text:style-name="P15">Band-aid, band-aid, band-aid.</text:p>
      <text:p text:style-name="P16">Effective immediately, <text:span text:style-name="T8">apply for </text:span>non-immigrant visa, privacy setting.</text:p>
      <text:p text:style-name="P17">Persia, Persia, the old name of Iran, Persian Empire, <text:s/>Persian Empire.</text:p>
      <text:p text:style-name="P18">Sanitary pad for women, <text:span text:style-name="T9">how to wear sanitary pad women. </text:span></text:p>
      <text:p text:style-name="P19">Blood donation certificate, marriage certificate, graduation certificate. </text:p>
      <text:p text:style-name="P20">Hierarchy, hierarchical. <text:s/>Cadence Hierarchical Schematic Design. <text:s/>Electrical Engineer Hierarchy.</text:p>
      <text:p text:style-name="P21">Hierarchy, hierarchical. <text:s/>Cadence Hierarchical Schematic Design. <text:s/>Electrical Engineer Hierarchy.</text:p>
      <text:p text:style-name="P22">Population density, daily water consumption, water supply, gas supply.</text:p>
      <text:p text:style-name="P23">Indigenous, so who are the indigenous people in Brazil? <text:s text:c="2"/>Fushan Indigenous. <text:s/><text:span text:style-name="T10">Indigenous American. Native American.</text:span></text:p>
      <text:p text:style-name="P24">Wolfberry, Goji berries. <text:s/><text:span text:style-name="T11">Goji berry health benefits and side effects. <text:s/></text:span><text:span text:style-name="T12">Oblong-shaped.</text:span></text:p>
      <text:p text:style-name="P25">He suddenly felt in intense pain in his back. <text:span text:style-name="T13">Psychology behind intense emotions. </text:span><text:span text:style-name="T14">Why do you have intense emotions?</text:span></text:p>
      <text:p text:style-name="P26">Rectangle, square and oblong. <text:s/><text:span text:style-name="T15">Oval, oval, oval-shaped. </text:span><text:span text:style-name="T16">Round, round, round-shaped. Polygon, polygon, polygon-shaped.</text:span></text:p>
      <text:p text:style-name="P27">Meat stays in the gut longer than vegetable matters. Your gut is the master control system for your entire body.</text:p>
      <text:p text:style-name="P28">Liter, milliliter, liter, milliliter.</text:p>
      <text:p text:style-name="P29">It’s minus five degrees today. It’s minus five degrees today.</text:p>
      <text:p text:style-name="P30">How to write a dissertation? A doctoral thesis. How to write a dissertation? A doctoral thesis. </text:p>
      <text:p text:style-name="P31">Seeking hospice caretaker. Seeking hospice caretaker. Seeking hospice caretaker. </text:p>
      <text:p text:style-name="P32">Tooth extraction, tooth extraction. Tooth extraction. </text:p>
      <text:p text:style-name="P33">Car parts, windshield, headlight, dashboard, fuel tank, exhaust pipe, rear-view mirror, trunk, tire, steering wheel, brake pedal, gas pedal.</text:p>
      <text:p text:style-name="P34">Car parts, windshield, headlight, dashboard, fuel tank, exhaust pipe, rear-view mirror, trunk, tire, steering wheel, brake pedal, gas pedal.</text:p>
      <text:p text:style-name="P35"><text:soft-page-break/>Mongolia, Mongolia, There’s a transfer of technology from China to Mongolia.</text:p>
      <text:p text:style-name="P36">Mixed-race, mixed-race couple. <text:span text:style-name="T17">Mixed-race couple. Chinese fathers abandon mixed-race kids in Africa. Chinese fathers abandon mixed-race kids in Africa.</text:span></text:p>
      <text:p text:style-name="P37">Different types of wrenches and spanners. Different types of wrenches and spanners. Nut and bolt, Nut and bolt. </text:p>
      <text:p text:style-name="P38">A dog helps its owner after seeing him struggling with a heavy load. <text:span text:style-name="T18">A dog helps its owner after seeing him struggling with a heavy load.</text:span></text:p>
      <text:p text:style-name="P39">Zurich City, A large city of Swi<text:span text:style-name="T19">t</text:span>zerland, She lives in a small town 20 miles from Zurich. </text:p>
      <text:p text:style-name="P40">Israel announcement, <text:span text:style-name="T20">to all our clients worldwide,</text:span> following the decision of France government to restrict our participation at Paris Air Show, we have decided to transfer the demonstration to Tehran. You are all welcome to view our products. </text:p>
      <text:p text:style-name="P41">Currency devaluation, the devaluation of dollars have a strong effect on financial market. </text:p>
      <text:p text:style-name="P42">Depreciate, depreciation, the depreciation of your house accelerates as years grow.</text:p>
      <text:p text:style-name="P43">Day in and day out. Day in and day out. </text:p>
      <text:p text:style-name="P44">Latvia, Latvia, Latvia Country. Latvia Nation.</text:p>
      <text:p text:style-name="P45">Reinforce, Reinforcement, Reinforce an existing guardrail. <text:span text:style-name="T21">Reinforce an existing guardrail.</text:span></text:p>
      <text:p text:style-name="P46">Beggar, Beggar, could you help a beggar on the street? Could you help a beggar on the street? </text:p>
      <text:p text:style-name="P47">Lift-weight, lift-weighting, weightlifter, lose weight, lose weight. <text:s/><text:span text:style-name="T22">I want to lift weight to build muscle and lose weight to reduce fat. </text:span><text:span text:style-name="T23">I want to lift weight to build muscle and lose weight to reduce fat.</text:span></text:p>
      <text:p text:style-name="P48">Very impressive image, there are some very impressive building<text:span text:style-name="T24">s</text:span> in the town.</text:p>
      <text:p text:style-name="P49">Lithium battery. Overcharge, what happens when you overcharge a battery? Deep discharge. The depth of discharge. <text:span text:style-name="T25">Build a simple circuit to protect batteries from deep discharge. </text:span></text:p>
      <text:p text:style-name="P50">Lithium battery, Lithium battery, anode, cathode, anode, cathode, solid-state-battery. Solid-state-battery.</text:p>
      <text:p text:style-name="P51">Lithuania, Lithuania Country. Lithuania Nation. <text:s/><text:span text:style-name="T26">Lithuania produces enough food to feed itself.</text:span></text:p>
      <text:p text:style-name="P52">Rock, paper, scissors. Shoot. Rock paper scissors, shoot.</text:p>
      <text:p text:style-name="P53">Journey to the West. Journey to the West. Journey to the west.</text:p>
      <text:p text:style-name="P54">Take a knee, <text:span text:style-name="T27">I take a knee and ask her, will you marry me? <text:s/></text:span></text:p>
      <text:p text:style-name="P55">Fuel <text:span text:style-name="T28">gauge, </text:span><text:span text:style-name="T29">fuel tank, fuel gauge, fuel tank, use a thermometer to gauge the temperature.</text:span></text:p>
      <text:p text:style-name="P56">Divorce rate, marriage and divorce, divorce rate in the world, why is divorce rate so high? Why is divorce rate so high?</text:p>
      <text:p text:style-name="P57">Why do we yawn? How animals yawn? Why do you yawn? How animals yawn? <text:span text:style-name="T30">What happens to your body when you yawn? </text:span></text:p>
      <text:p text:style-name="P58">Kuwait, Kuwait Country. Kuwait Nation. <text:span text:style-name="T31">The fire left Kuwait’s oil industry in a sorry state.</text:span></text:p>
      <text:p text:style-name="P59">On plane, all drinks and snacks are complimentary. The power of complementary colors. Complementary MOSFET arrays.</text:p>
      <text:p text:style-name="P60">Afghanistan. Afghanistan Country. Afghanistan Nation.</text:p>
      <text:p text:style-name="P61">Counterfeit drugs, counterfeit medicine, counterfeit passport.</text:p>
      <text:p text:style-name="P62">Piss the bed, bed wetting. <text:span text:style-name="T32">I piss the bed. Bed wetting. </text:span><text:span text:style-name="T33">Children who are anxious about starting school may return to bed wetting. </text:span></text:p>
      <text:p text:style-name="P63">Civil servants, why so many Chinese want to be civil servants? Why so many Chinese want to be civil servants?<text:line-break/><text:span text:style-name="T34">Millimeter wave radar, laser radar, world’s first real time millimeter wave radar sensor.</text:span></text:p>
      <text:p text:style-name="P63"/>
      <text:p text:style-name="P62"/>
      <text:p text:style-name="P62"/>
      <text:p text:style-name="P55"/>
      <text:p text:style-name="P51"/>
      <text:p text:style-name="P48"/>
      <text:p text:style-name="P47"/>
      <text:p text:style-name="P47"/>
      <text:p text:style-name="P47"><text:soft-page-break/></text:p>
      <text:p text:style-name="P47"/>
      <text:p text:style-name="P45"/>
      <text:p text:style-name="P45"/>
      <text:p text:style-name="P40"/>
      <text:p text:style-name="P39"/>
      <text:p text:style-name="P33"/>
      <text:p text:style-name="P26"/>
      <text:p text:style-name="P16"/>
      <text:p text:style-name="P14"/>
      <text:p text:style-name="P14"/>
      <text:p text:style-name="P14"/>
      <text:p text:style-name="P11"/>
      <text:p text:style-name="P8"/>
      <text:p text:style-name="P7"/>
      <text:p text:style-name="P6"/>
      <text:p text:style-name="P5"/>
      <text:p text:style-name="P5"/>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0T21:58:41.471465740</meta:creation-date>
    <dc:date>2025-08-11T21:15:37.273687116</dc:date>
    <meta:editing-duration>PT1H17M43S</meta:editing-duration>
    <meta:editing-cycles>97</meta:editing-cycles>
    <meta:generator>LibreOffice/24.8.7.2$Linux_X86_64 LibreOffice_project/480$Build-2</meta:generator>
    <meta:document-statistic meta:table-count="0" meta:image-count="0" meta:object-count="0" meta:page-count="3" meta:paragraph-count="67" meta:word-count="973" meta:character-count="6506" meta:non-whitespace-character-count="5567"/>
  </office:meta>
</office:document-meta>
</file>